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4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5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a2cc" officeooo:paragraph-rsid="000da2cc" style:text-blinking="false" fo:background-color="transparent"/>
    </style:style>
    <style:style style:name="P6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da2cc" officeooo:paragraph-rsid="000da2cc" style:text-blinking="false" fo:background-color="transparent"/>
    </style:style>
    <style:style style:name="P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bd4a" officeooo:paragraph-rsid="000ebd4a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/>
    </style:style>
    <style:style style:name="P1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dd80" officeooo:paragraph-rsid="000edd80" style:text-blinking="false"/>
    </style:style>
    <style:style style:name="P11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2ae0" officeooo:paragraph-rsid="000f2ae0" style:text-blinking="false"/>
    </style:style>
    <style:style style:name="P12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2ae0" officeooo:paragraph-rsid="000f2ae0" style:text-blinking="false"/>
    </style:style>
    <style:style style:name="P13" style:family="paragraph" style:parent-style-name="Text_20_body" style:list-style-name="L2">
      <loext:graphic-properties draw:fill="solid" draw:fill-color="#ffffff" draw:opacity="100%"/>
      <style:paragraph-properties fo:margin-top="0cm" fo:margin-bottom="0cm" loext:contextual-spacing="false" fo:line-height="138%" fo:background-color="#ffffff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14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/>
    </style:style>
    <style:style style:name="P15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38%" fo:background-color="transparent" style:writing-mode="lr-tb"/>
    </style:style>
    <style:style style:name="P16" style:family="paragraph" style:parent-style-name="Text_20_body">
      <loext:graphic-properties draw:fill="none" draw:fill-color="#ffffff"/>
      <style:paragraph-properties fo:margin-top="0cm" fo:margin-bottom="0cm" loext:contextual-spacing="false" fo:line-height="138%" fo:text-align="justify" style:justify-single-word="false" fo:background-color="transparent" style:writing-mode="lr-tb"/>
      <style:text-properties officeooo:paragraph-rsid="000f2ae0"/>
    </style:style>
    <style:style style:name="P17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background-color="transparent" style:writing-mode="lr-tb"/>
      <style:text-properties officeooo:paragraph-rsid="0012469b"/>
    </style:style>
    <style:style style:name="P18" style:family="paragraph" style:parent-style-name="Heading_20_1"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style:text-blinking="false" fo:background-color="transparent"/>
    </style:style>
    <style:style style:name="P19" style:family="paragraph" style:parent-style-name="Heading_20_1">
      <style:paragraph-properties fo:margin-top="0.847cm" fo:margin-bottom="0.212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P20" style:family="paragraph" style:parent-style-name="Heading_20_1">
      <style:paragraph-properties fo:margin-top="0.847cm" fo:margin-bottom="0.212cm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8pt" fo:font-style="normal" style:text-underline-style="none" fo:font-weight="bold" style:text-blinking="false"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officeooo:rsid="00109adf" fo:background-color="transparent" loext:char-shading-value="0"/>
    </style:style>
    <style:style style:name="T3" style:family="text">
      <style:text-properties fo:font-weight="normal" fo:background-color="#ffffff" loext:char-shading-value="0"/>
    </style:style>
    <style:style style:name="T4" style:family="text">
      <style:text-properties fo:font-weight="normal" fo:background-color="transparent" loext:char-shading-value="0"/>
    </style:style>
    <style:style style:name="T5" style:family="text">
      <style:text-properties fo:font-weight="bold" fo:background-color="transparent" loext:char-shading-value="0"/>
    </style:style>
    <style:style style:name="T6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1155cc" style:text-line-through-style="none" style:text-line-through-type="none" style:font-name="Arial" fo:font-size="11pt" fo:font-style="normal" style:text-underline-style="solid" style:text-underline-width="auto" style:text-underline-color="font-color" fo:font-weight="bold" style:text-blinking="false" fo:background-color="#ffffff" loext:char-shading-value="0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#ffffff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ff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f2ae0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2469b" style:text-blinking="false" fo:background-color="transparent" loext:char-shading-value="0"/>
    </style:style>
    <style:style style:name="T13" style:family="text">
      <style:text-properties fo:background-color="#ffffff" loext:char-shading-value="0"/>
    </style:style>
    <style:style style:name="T14" style:family="text">
      <style:text-properties style:font-name="Courier New" fo:background-color="transparent" loext:char-shading-value="0"/>
    </style:style>
    <style:style style:name="T15" style:family="text">
      <style:text-properties style:font-name="Courier New" fo:font-weight="bold" fo:background-color="transparent" loext:char-shading-value="0"/>
    </style:style>
    <style:style style:name="T16" style:family="text">
      <style:text-properties officeooo:rsid="000ebd4a"/>
    </style:style>
    <style:style style:name="T17" style:family="text">
      <style:text-properties officeooo:rsid="000edd80"/>
    </style:style>
    <style:style style:name="T18" style:family="text">
      <style:text-properties officeooo:rsid="0012469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<text:bookmark text:name="docs-internal-guid-a678a466-9d32-3fb6-0756-1f07bdbaf9b6"/>Peer instruction - Contexto de Persistência</text:h>
      <text:h text:style-name="P19" text:outline-level="1">Atividades</text:h>
      <text:list xml:id="list4695780679709543655" text:style-name="L1">
        <text:list-item>
          <text:p text:style-name="P1">Leia o material indicado adiante. Os objetivos de aprendizagem são fornecidos adiante também. É o que se espera que você saiba fazer depois do estudo.</text:p>
        </text:list-item>
        <text:list-item>
          <text:p text:style-name="P8"><text:span text:style-name="T1">Responda aos exercícios chamados "</text:span><text:span text:style-name="T5">Preparação para teste de leitura</text:span><text:span text:style-name="T1">". Eles não serão corrigidos mas servirão de preparação para o teste de leitura feito em aula.</text:span></text:p>
        </text:list-item>
        <text:list-item>
          <text:p text:style-name="P8"><text:span text:style-name="T1">Fora da sala de aula, forme grupos alunos (sugestão de 2~3 alunos) e prepare uma resposta para o "</text:span><text:span text:style-name="T5">Teste de objetivos de aprendizagem</text:span><text:span text:style-name="T1">". </text:span></text:p>
        </text:list-item>
        <text:list-item>
          <text:p text:style-name="P8"><text:span text:style-name="T1">Prazo para entrega: </text:span><text:span text:style-name="T5">24 de abril de 2017</text:span><text:span text:style-name="T1">, às </text:span><text:span text:style-name="T5">7hs.</text:span></text:p>
        </text:list-item>
      </text:list>
      <text:h text:style-name="P20" text:outline-level="1">Material para leitura antes da aula</text:h>
      <text:list xml:id="list5850967265220117295" text:style-name="L2">
        <text:list-item>
          <text:p text:style-name="P15"><text:a xlink:type="simple" xlink:href="https://drive.google.com/file/d/0B3bNBHsD1S9gR241SExHN3RCMFE/view" text:style-name="Internet_20_link" text:visited-style-name="Visited_20_Internet_20_Link"><text:span text:style-name="T6">Material da aula</text:span></text:a><text:span text:style-name="T8"> </text:span><text:span text:style-name="T9">ou </text:span><text:a xlink:type="simple" xlink:href="https://ricardojob.gitbooks.io/dac/content/contexto.html" text:style-name="Internet_20_link" text:visited-style-name="Visited_20_Internet_20_Link"><text:span text:style-name="T7">Material</text:span></text:a></text:p>
        </text:list-item>
        <text:list-item>
          <text:p text:style-name="P13"><text:span text:style-name="T3">Capítulo 5 do livro </text:span><text:span text:style-name="T13">Enterprise Javabeans 3.0</text:span><text:span text:style-name="T3">. [Burke, B. 2007]</text:span></text:p>
        </text:list-item>
        <text:list-item>
          <text:p text:style-name="P13"><text:span text:style-name="T3">Capítulo 5 do livro </text:span><text:span text:style-name="T1">EJB3 Profissional: Java Persistence API</text:span><text:span text:style-name="T3">. [</text:span><text:span text:style-name="T4">Schincariol</text:span><text:span text:style-name="T3">, M. 2008]</text:span></text:p>
        </text:list-item>
        <text:list-item>
          <text:p text:style-name="P13"><text:span text:style-name="T3">Capítulo 9 do livro</text:span><text:span text:style-name="T13"> </text:span><text:span text:style-name="T1">EJB3 Em Ação</text:span><text:span text:style-name="T13">. </text:span><text:span text:style-name="T3">[</text:span><text:span text:style-name="T4">Derek, L.</text:span><text:span text:style-name="T13"> </text:span><text:span text:style-name="T3">2008]</text:span></text:p>
        </text:list-item>
      </text:list>
      <text:h text:style-name="P19" text:outline-level="1">Objetivos de aprendizagem</text:h>
      <text:list xml:id="list7357666950804832020" text:style-name="L3">
        <text:list-item>
          <text:p text:style-name="P2">Saber identificar as ações de acoplar ou desacoplar as entidades ao contexto de persistência.</text:p>
        </text:list-item>
        <text:list-item>
          <text:p text:style-name="P14"><text:span text:style-name="T4">Compreender os conceitos e métodos relacionados ao </text:span><text:span text:style-name="T14">EntityManager.</text:span></text:p>
        </text:list-item>
        <text:list-item>
          <text:p text:style-name="P2">Diferenciar os tipos de contexto de persistência.</text:p>
        </text:list-item>
      </text:list>
      <text:h text:style-name="P19" text:outline-level="1">Preparação para teste de leitura</text:h>
      <text:list xml:id="list8255049579099666745" text:style-name="L4">
        <text:list-item>
          <text:p text:style-name="P4">O que é uma entidade desacoplada?</text:p>
          <text:p text:style-name="P5">R→ Trata-se de uma entidade que não é gerenciada pelo Entety Manager </text:p>
        </text:list-item>
        <text:list-item>
          <text:p text:style-name="P4">Quais os tipos de transações para gerenciarmos entidades?</text:p>
          <text:p text:style-name="P5">R → </text:p>
        </text:list-item>
      </text:list>
      <text:h text:style-name="P19" text:outline-level="1">Teste de objetivos de aprendizagem</text:h>
      <text:list xml:id="list8709456097649255636" text:style-name="L5">
        <text:list-item>
          <text:p text:style-name="P3">O que é contexto de persistência?</text:p>
          <text:p text:style-name="P6">R → <text:span text:style-name="T16">É um gerenciamento dos dados que ficam associados a uma entidade.</text:span></text:p>
        </text:list-item>
        <text:list-item>
          <text:p text:style-name="P3"><text:soft-page-break/>Diferencie os tipos dos contexto de persistência? </text:p>
          <text:p text:style-name="P7">R → <text:span text:style-name="T17">O contexto de persistência pode ser gerenciado (Acoplado), quando o dados são geridos por um gerenciador de entidades, ou não gerenciado (Desacoplado) deste modo os dados não são mais atualizados nobanco.</text:span></text:p>
          <text:p text:style-name="P7"/>
        </text:list-item>
        <text:list-item>
          <text:p text:style-name="P9"><text:span text:style-name="T1">Construa um </text:span><text:span text:style-name="T5">quadro</text:span><text:span text:style-name="T1"> com os principais métodos do </text:span><text:span text:style-name="T15">EntityManager</text:span><text:span text:style-name="T1"> e sua respectiva descrição.</text:span></text:p>
          <text:p text:style-name="P10"><text:span text:style-name="T1">R → </text:span></text:p>
          <text:p text:style-name="P11"><text:span text:style-name="T1">getTransaction</text:span></text:p>
          <text:list>
            <text:list-header>
              <text:p text:style-name="P11"><text:span text:style-name="T1">- Cria uma transaction para poder gerir as transações.</text:span></text:p>
            </text:list-header>
          </text:list>
          <text:p text:style-name="P11"><text:span text:style-name="T1">persist</text:span></text:p>
          <text:list text:continue-numbering="true">
            <text:list-header>
              <text:p text:style-name="P11"><text:span text:style-name="T1">- Persiste novos dados no banco de dados.</text:span></text:p>
            </text:list-header>
          </text:list>
        </text:list-item>
      </text:list>
      <text:p text:style-name="P12"><text:span text:style-name="T1"><text:tab/>merge</text:span></text:p>
      <text:p text:style-name="P12"><text:span text:style-name="T1"><text:tab/><text:tab/>- Atualiza os dados no banco de dados.</text:span></text:p>
      <text:p text:style-name="P12"><text:span text:style-name="T1"><text:tab/>remove </text:span></text:p>
      <text:p text:style-name="P12"><text:span text:style-name="T1"><text:tab/><text:tab/>- Remove os dados do banco de dados.</text:span></text:p>
      <text:p text:style-name="P12"><text:span text:style-name="T1"><text:tab/>contatis</text:span></text:p>
      <text:p text:style-name="P12"><text:span text:style-name="T1"><text:tab/><text:tab/>- Checa <text:s/>se a instância do Entity está em um estado persistivel.</text:span></text:p>
      <text:p text:style-name="P12"><text:span text:style-name="T1"><text:tab/>find</text:span></text:p>
      <text:p text:style-name="P12"><text:span text:style-name="T1"><text:tab/><text:tab/>- Procura um registro do banco de dados através da entity e id da tabela, caso não encontre retorna null.</text:span></text:p>
      <text:p text:style-name="P12"><text:span text:style-name="T1"><text:tab/>getReference</text:span></text:p>
      <text:p text:style-name="P16"><text:span text:style-name="T11"><text:tab/><text:tab/>- </text:span><text:span text:style-name="T1">Procura um registro no banco de dados através da entity e id da tabela, caso não encontre retorna uma exceção </text:span><text:span text:style-name="Strong_20_Emphasis"><text:span text:style-name="T1">javax.persistence.EntityNotFoundException</text:span></text:span></text:p>
      <text:p text:style-name="P16"><text:span text:style-name="Strong_20_Emphasis"><text:span text:style-name="T11"><text:tab/>flush</text:span></text:span></text:p>
      <text:p text:style-name="P16"><text:span text:style-name="Strong_20_Emphasis"><text:span text:style-name="T11"><text:tab/><text:tab/>- Os métodos persist(), merge() e remove() aguardam finalização da transação para sincronizar as entidades com o banco de dados, o método flush() força essa sincronização no momento em que é chamado.</text:span></text:span></text:p>
      <text:p text:style-name="P16"><text:span text:style-name="Strong_20_Emphasis"><text:span text:style-name="T11"><text:tab/>refresh </text:span></text:span></text:p>
      <text:p text:style-name="P16"><text:span text:style-name="Strong_20_Emphasis"><text:span text:style-name="T11"><text:tab/><text:tab/>- Verifica se houve alguma alteração no banco de dados para sincronizar com a entidade.</text:span></text:span></text:p>
      <text:p text:style-name="P16"><text:span text:style-name="Strong_20_Emphasis"><text:span text:style-name="T11"><text:tab/>clean </text:span></text:span></text:p>
      <text:p text:style-name="P16"><text:span text:style-name="Strong_20_Emphasis"><text:span text:style-name="T11"><text:tab/><text:tab/>- Remove as entidades que estão no estado gerenciável dentro da EntityManager.</text:span></text:span></text:p>
      <text:p text:style-name="P16"><text:span text:style-name="Strong_20_Emphasis"><text:span text:style-name="T11"><text:tab/>close </text:span></text:span></text:p>
      <text:p text:style-name="P16"><text:span text:style-name="Strong_20_Emphasis"><text:span text:style-name="T11"><text:tab/><text:tab/>- Fecha a conexão do EntityManager.</text:span></text:span></text:p>
      <text:p text:style-name="P16"><text:span text:style-name="Strong_20_Emphasis"><text:span text:style-name="T11"><text:tab/>isOpen </text:span></text:span></text:p>
      <text:p text:style-name="P16"><text:span text:style-name="Strong_20_Emphasis"><text:span text:style-name="T11"><text:tab/><text:tab/>- Verifica se o EntityManager esta com a conexão aberta.</text:span></text:span></text:p>
      <text:p text:style-name="P16"><text:span text:style-name="Strong_20_Emphasis"><text:span text:style-name="T11"/></text:span></text:p>
      <text:list xml:id="list214533598260672" text:continue-numbering="true" text:style-name="L5">
        <text:list-item>
          <text:p text:style-name="P9"><text:span text:style-name="T1">Qual a diferença do método </text:span><text:span text:style-name="T15">merge</text:span><text:span text:style-name="T1"> e </text:span><text:span text:style-name="T15">refresh</text:span><text:span text:style-name="T1">?</text:span></text:p>
          <text:p text:style-name="P11"><text:span text:style-name="T1">R → </text:span><text:span text:style-name="T2">merge serve para atualizar os dados de um entity no banco de dados, o refresh verifica se houve alguma atualização no banco de dados <text:tab/>para sincronizar com a entidade.</text:span></text:p>
        </text:list-item>
        <text:list-item>
          <text:p text:style-name="P17"><text:soft-page-break/><text:span text:style-name="T10">Desenvolva uma classe que implementa os métodos CRUD para uma entidade. (O ideal  é seguir o formato padrão para os projetos da disciplinas).</text:span></text:p>
          <text:p text:style-name="P17"><text:span text:style-name="T12"/></text:p>
          <text:p text:style-name="P17"><text:span text:style-name="T12">R → </text:span><text:a xlink:type="simple" xlink:href="https://github.com/ifpb-disciplinas-2016-2/peerPersistencia.git" text:style-name="Internet_20_link" text:visited-style-name="Visited_20_Internet_20_Link"><text:span text:style-name="T18">https://github.com/ifpb-disciplinas-2016-2/peerPersistencia.git</text:span></text:a></text:p>
          <text:p text:style-name="P17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Courier New" svg:font-family="'Courier New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3T20:42:58.909167404</meta:creation-date>
    <dc:date>2017-04-23T21:45:32.370821383</dc:date>
    <meta:editing-duration>PT11M21S</meta:editing-duration>
    <meta:editing-cycles>2</meta:editing-cycles>
    <meta:generator>LibreOffice/5.2.2.2$Linux_x86 LibreOffice_project/20m0$Build-2</meta:generator>
    <meta:document-statistic meta:table-count="0" meta:image-count="0" meta:object-count="0" meta:page-count="3" meta:paragraph-count="55" meta:word-count="534" meta:character-count="3229" meta:non-whitespace-character-count="2725"/>
  </office:meta>
</office:document-meta>
</file>